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9.329cm" svg:y="0.159cm">
            <draw:object draw:notify-on-update-of-ranges="Sheet1.D2:Sheet1.D9 Sheet1.E2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mbda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.64839" calcext:value-type="float">
            <text:p>1,64839</text:p>
          </table:table-cell>
          <table:table-cell office:value-type="float" office:value="690.7" calcext:value-type="float">
            <text:p>690,7</text:p>
          </table:table-cell>
          <table:table-cell/>
          <table:table-cell table:formula="of:= [.A2]^2" office:value-type="float" office:value="2.7171895921" calcext:value-type="float">
            <text:p>2,7171895921</text:p>
          </table:table-cell>
          <table:table-cell table:formula="of:=1/([.B2]^2-600.069867)" office:value-type="float" office:value="0.00000209878379198446" calcext:value-type="float">
            <text:p>2,09878379198446E-06</text:p>
          </table:table-cell>
          <table:table-cell table:number-columns-repeated="7"/>
        </table:table-row>
        <table:table-row table:style-name="ro1">
          <table:table-cell office:value-type="float" office:value="1.65439" calcext:value-type="float">
            <text:p>1,65439</text:p>
          </table:table-cell>
          <table:table-cell office:value-type="float" office:value="623.4" calcext:value-type="float">
            <text:p>623,4</text:p>
          </table:table-cell>
          <table:table-cell/>
          <table:table-cell table:formula="of:= [.A3]^2" office:value-type="float" office:value="2.7370062721" calcext:value-type="float">
            <text:p>2,7370062721</text:p>
          </table:table-cell>
          <table:table-cell table:formula="of:=1/([.B3]^2-600.069867)" office:value-type="float" office:value="0.00000257713699526093" calcext:value-type="float">
            <text:p>2,57713699526093E-06</text:p>
          </table:table-cell>
          <table:table-cell table:number-columns-repeated="7"/>
        </table:table-row>
        <table:table-row table:style-name="ro1">
          <table:table-cell office:value-type="float" office:value="1.65828" calcext:value-type="float">
            <text:p>1,65828</text:p>
          </table:table-cell>
          <table:table-cell office:value-type="float" office:value="579.1" calcext:value-type="float">
            <text:p>579,1</text:p>
          </table:table-cell>
          <table:table-cell/>
          <table:table-cell table:formula="of:= [.A4]^2" office:value-type="float" office:value="2.7498925584" calcext:value-type="float">
            <text:p>2,7498925584</text:p>
          </table:table-cell>
          <table:table-cell table:formula="of:=1/([.B4]^2-600.069867)" office:value-type="float" office:value="0.00000298724381054343" calcext:value-type="float">
            <text:p>2,98724381054343E-06</text:p>
          </table:table-cell>
          <table:table-cell table:number-columns-repeated="7"/>
        </table:table-row>
        <table:table-row table:style-name="ro1">
          <table:table-cell office:value-type="float" office:value="1.65844" calcext:value-type="float">
            <text:p>1,65844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 [.A5]^2" office:value-type="float" office:value="2.7504232336" calcext:value-type="float">
            <text:p>2,7504232336</text:p>
          </table:table-cell>
          <table:table-cell table:formula="of:=1/([.B5]^2-600.069867)" office:value-type="float" office:value="0.00000300906694942205" calcext:value-type="float">
            <text:p>3,00906694942205E-06</text:p>
          </table:table-cell>
          <table:table-cell table:number-columns-repeated="7"/>
        </table:table-row>
        <table:table-row table:style-name="ro1">
          <table:table-cell office:value-type="float" office:value="1.66173" calcext:value-type="float">
            <text:p>1,66173</text:p>
          </table:table-cell>
          <table:table-cell office:value-type="float" office:value="546.1" calcext:value-type="float">
            <text:p>546,1</text:p>
          </table:table-cell>
          <table:table-cell/>
          <table:table-cell table:formula="of:= [.A6]^2" office:value-type="float" office:value="2.7613465929" calcext:value-type="float">
            <text:p>2,7613465929</text:p>
          </table:table-cell>
          <table:table-cell table:formula="of:=1/([.B6]^2-600.069867)" office:value-type="float" office:value="0.00000335993121936248" calcext:value-type="float">
            <text:p>3,35993121936248E-06</text:p>
          </table:table-cell>
          <table:table-cell table:number-columns-repeated="7"/>
        </table:table-row>
        <table:table-row table:style-name="ro1">
          <table:table-cell office:value-type="float" office:value="1.66926" calcext:value-type="float">
            <text:p>1,66926</text:p>
          </table:table-cell>
          <table:table-cell office:value-type="float" office:value="491.6" calcext:value-type="float">
            <text:p>491,6</text:p>
          </table:table-cell>
          <table:table-cell/>
          <table:table-cell table:formula="of:= [.A7]^2" office:value-type="float" office:value="2.7864289476" calcext:value-type="float">
            <text:p>2,7864289476</text:p>
          </table:table-cell>
          <table:table-cell table:formula="of:=1/([.B7]^2-600.069867)" office:value-type="float" office:value="0.00000414816429604592" calcext:value-type="float">
            <text:p>4,14816429604592E-06</text:p>
          </table:table-cell>
          <table:table-cell table:number-columns-repeated="7"/>
        </table:table-row>
        <table:table-row table:style-name="ro1">
          <table:table-cell office:value-type="float" office:value="1.68062" calcext:value-type="float">
            <text:p>1,68062</text:p>
          </table:table-cell>
          <table:table-cell office:value-type="float" office:value="435.8" calcext:value-type="float">
            <text:p>435,8</text:p>
          </table:table-cell>
          <table:table-cell/>
          <table:table-cell table:formula="of:= [.A8]^2" office:value-type="float" office:value="2.8244835844" calcext:value-type="float">
            <text:p>2,8244835844</text:p>
          </table:table-cell>
          <table:table-cell table:formula="of:=1/([.B8]^2-600.069867)" office:value-type="float" office:value="0.00000528201831042016" calcext:value-type="float">
            <text:p>5,28201831042016E-06</text:p>
          </table:table-cell>
          <table:table-cell table:number-columns-repeated="7"/>
        </table:table-row>
        <table:table-row table:style-name="ro1">
          <table:table-cell office:value-type="float" office:value="1.68981" calcext:value-type="float">
            <text:p>1,68981</text:p>
          </table:table-cell>
          <table:table-cell office:value-type="float" office:value="404.7" calcext:value-type="float">
            <text:p>404,7</text:p>
          </table:table-cell>
          <table:table-cell/>
          <table:table-cell table:formula="of:= [.A9]^2" office:value-type="float" office:value="2.8554578361" calcext:value-type="float">
            <text:p>2,8554578361</text:p>
          </table:table-cell>
          <table:table-cell table:formula="of:=1/([.B9]^2-600.069867)" office:value-type="float" office:value="0.0000061281261206655" calcext:value-type="float">
            <text:p>6,1281261206655E-06</text:p>
          </table:table-cell>
          <table:table-cell table:number-columns-repeated="2"/>
          <table:table-cell office:value-type="string" calcext:value-type="string">
            <text:p>N^2</text:p>
          </table:table-cell>
          <table:table-cell table:number-columns-repeated="4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1/(lambda^2 — C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14:38:09.601540720</meta:creation-date>
    <dc:date>2022-03-03T15:45:54.094823091</dc:date>
    <meta:editing-duration>PT57M34S</meta:editing-duration>
    <meta:editing-cycles>1</meta:editing-cycles>
    <meta:document-statistic meta:table-count="1" meta:cell-count="38" meta:object-count="1"/>
    <meta:generator>LibreOffice/7.3.0.3$Linux_X86_64 LibreOffice_project/30$Build-3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D2:Sheet1.E9" svg:x="0.715cm" svg:y="0.1cm" svg:width="12.505cm" svg:height="8.644cm">
          <chart:coordinate-region svg:x="2.368cm" svg:y="0.299cm" svg:width="10.5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9" chart:class="chart:scatter">
            <chart:domain table:cell-range-address="Sheet1.D2:Sheet1.D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171895921">
                <text:p>2.7171895921</text:p>
                <draw:g>
                  <svg:desc>Sheet1.D2:Sheet1.D9</svg:desc>
                </draw:g>
              </table:table-cell>
              <table:table-cell office:value-type="float" office:value="0.00000209878379198446">
                <text:p>0.00000209878379198446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370062721">
                <text:p>2.7370062721</text:p>
              </table:table-cell>
              <table:table-cell office:value-type="float" office:value="0.00000257713699526093">
                <text:p>0.00000257713699526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498925584">
                <text:p>2.7498925584</text:p>
              </table:table-cell>
              <table:table-cell office:value-type="float" office:value="0.00000298724381054343">
                <text:p>0.00000298724381054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04232336">
                <text:p>2.7504232336</text:p>
              </table:table-cell>
              <table:table-cell office:value-type="float" office:value="0.00000300906694942205">
                <text:p>0.00000300906694942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613465929">
                <text:p>2.7613465929</text:p>
              </table:table-cell>
              <table:table-cell office:value-type="float" office:value="0.00000335993121936248">
                <text:p>0.00000335993121936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864289476">
                <text:p>2.7864289476</text:p>
              </table:table-cell>
              <table:table-cell office:value-type="float" office:value="0.00000414816429604592">
                <text:p>0.00000414816429604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44835844">
                <text:p>2.8244835844</text:p>
              </table:table-cell>
              <table:table-cell office:value-type="float" office:value="0.00000528201831042016">
                <text:p>0.00000528201831042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554578361">
                <text:p>2.8554578361</text:p>
              </table:table-cell>
              <table:table-cell office:value-type="float" office:value="0.0000061281261206655">
                <text:p>0.0000061281261206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